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max">
      <style:table-column-properties style:column-width="1cm"/>
    </style:style>
    <style:style style:family="table-column" style:name="col.total">
      <style:table-column-properties style:column-width="1.2cm"/>
    </style:style>
    <style:style style:family="table-column" style:name="col.ASSOC">
      <style:table-column-properties style:column-width="4cm"/>
    </style:style>
    <style:style style:family="table-column" style:name="col.note">
      <style:table-column-properties style:column-width="1.5cm"/>
    </style:style>
    <style:style style:family="table-column" style:name="col.heads">
      <style:table-column-properties style:column-width="3cm"/>
    </style:style>
    <style:style style:family="table-column" style:name="col.Space">
      <style:table-column-properties style:column-width="4mm"/>
    </style:style>
    <style:style style:family="table-column" style:name="col.X.student.copy">
      <style:table-column-properties style:column-width="1.4cm"/>
    </style:style>
    <style:style style:family="table-column" style:name="col.X.student.key">
      <style:table-column-properties style:column-width="2.06cm"/>
    </style:style>
    <style:style style:family="table-column" style:name="col.X.student.name">
      <style:table-column-properties style:column-width="2.5cm"/>
    </style:style>
    <style:style style:family="table-row" style:name="row.Titles">
      <style:table-row-properties style:row-height="1.84cm" style:use-optimal-row-height="false"/>
    </style:style>
    <style:style style:family="table-row" style:name="row.Head">
      <style:table-row-properties style:row-height="0.5cm" style:use-optimal-row-height="false"/>
    </style:style>
    <style:style style:family="table-column" style:name="col.X.legend">
      <style:table-column-properties style:column-width="6cm"/>
    </style:style>
  </office:automatic-styles>
  <office:body>
    <office:spreadsheet>
      <table:table table:name="Notes" table:print="false" table:style-name="ta1">
        <office:forms form:apply-design-mode="false" form:automatic-focus="false"/>
        <table:table-column table:default-cell-style-name="Default" table:style-name="col.X.student.copy"/>
        <table:table-column table:default-cell-style-name="Default" table:style-name="col.X.student.key"/>
        <table:table-column table:default-cell-style-name="Default" table:style-name="col.X.student.name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1"/>
        <table:table-row table:style-name="row.Hea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.Titles">
          <table:table-cell office:value-type="string" table:style-name="Entete">
            <text:p text:style-name="Standard">Copie</text:p>
          </table:table-cell>
          <table:table-cell office:value-type="string" table:style-name="Entete">
            <text:p text:style-name="Standard">A:Numero</text:p>
          </table:table-cell>
          <table:table-cell office:value-type="string" table:style-name="Entete">
            <text:p text:style-name="Standard">Nom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OpEl 01</text:p>
          </table:table-cell>
          <table:table-cell office:value-type="string" table:style-name="EnteteVertical">
            <text:p text:style-name="Standard">OpEl 02</text:p>
          </table:table-cell>
          <table:table-cell office:value-type="string" table:style-name="EnteteVertical">
            <text:p text:style-name="Standard">OpEl 03</text:p>
          </table:table-cell>
          <table:table-cell office:value-type="string" table:style-name="EnteteVertical">
            <text:p text:style-name="Standard">OpEl 04</text:p>
          </table:table-cell>
          <table:table-cell office:value-type="string" table:style-name="EnteteVertical">
            <text:p text:style-name="Standard">OpEl 05</text:p>
          </table:table-cell>
          <table:table-cell office:value-type="string" table:style-name="EnteteVertical">
            <text:p text:style-name="Standard">OpEl 06</text:p>
          </table:table-cell>
          <table:table-cell office:value-type="string" table:style-name="EnteteVertical">
            <text:p text:style-name="Standard">OpEl 07</text:p>
          </table:table-cell>
          <table:table-cell office:value-type="string" table:style-name="EnteteVertical">
            <text:p text:style-name="Standard">OpEl 08</text:p>
          </table:table-cell>
          <table:table-cell office:value-type="string" table:style-name="EnteteVertical">
            <text:p text:style-name="Standard">OpEl 09</text:p>
          </table:table-cell>
          <table:table-cell office:value-type="string" table:style-name="EnteteVertical">
            <text:p text:style-name="Standard">OpEl 10</text:p>
          </table:table-cell>
          <table:table-cell office:value-type="string" table:style-name="EnteteVertical">
            <text:p text:style-name="Standard">OpEl 11</text:p>
          </table:table-cell>
          <table:table-cell office:value-type="string" table:style-name="EnteteVertical">
            <text:p text:style-name="Standard">for01</text:p>
          </table:table-cell>
          <table:table-cell office:value-type="string" table:style-name="EnteteVertical">
            <text:p text:style-name="Standard">for02</text:p>
          </table:table-cell>
          <table:table-cell office:value-type="string" table:style-name="EnteteVertical">
            <text:p text:style-name="Standard">for03</text:p>
          </table:table-cell>
          <table:table-cell office:value-type="string" table:style-name="EnteteVertical">
            <text:p text:style-name="Standard">for04</text:p>
          </table:table-cell>
          <table:table-cell office:value-type="string" table:style-name="EnteteVertical">
            <text:p text:style-name="Standard">for05</text:p>
          </table:table-cell>
          <table:table-cell office:value-type="string" table:style-name="EnteteVertical">
            <text:p text:style-name="Standard">for06</text:p>
          </table:table-cell>
          <table:table-cell office:value-type="string" table:style-name="EnteteVertical">
            <text:p text:style-name="Standard">if 01</text:p>
          </table:table-cell>
          <table:table-cell office:value-type="string" table:style-name="EnteteVertical">
            <text:p text:style-name="Standard">if 02</text:p>
          </table:table-cell>
          <table:table-cell office:value-type="string" table:style-name="EnteteVertical">
            <text:p text:style-name="Standard">if 03</text:p>
          </table:table-cell>
          <table:table-cell office:value-type="string" table:style-name="EnteteVertical">
            <text:p text:style-name="Standard">if 04</text:p>
          </table:table-cell>
          <table:table-cell office:value-type="string" table:style-name="EnteteVertical">
            <text:p text:style-name="Standard">if 05</text:p>
          </table:table-cell>
          <table:table-cell office:value-type="string" table:style-name="EnteteIndic">
            <text:p text:style-name="Standard">etu</text:p>
          </table:table-cell>
        </table:table-row>
        <table:table-row table:style-name="ro1">
          <table:table-cell/>
          <table:table-cell/>
          <table:table-cell/>
          <table:table-cell office:value="20" office:value-type="float" table:style-name="NoteF">
            <text:p text:style-name="Standard">20</text:p>
          </table:table-cell>
          <table:table-cell office:value-type="string" table:number-columns-spanned="2" table:number-rows-spanned="1" table:style-name="General">
            <text:p text:style-name="Standard">max</text:p>
          </table:table-cell>
          <table:covered-table-cell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/>
        </table:table-row>
        <table:table-row table:style-name="ro1">
          <table:table-cell/>
          <table:table-cell/>
          <table:table-cell/>
          <table:table-cell table:formula="oooc:=AVERAGE([.D6:.D18])" table:style-name="NoteF"/>
          <table:table-cell office:value-type="string" table:number-columns-spanned="2" table:number-rows-spanned="1" table:style-name="General">
            <text:p text:style-name="Standard">moyenne</text:p>
          </table:table-cell>
          <table:covered-table-cell/>
          <table:table-cell table:formula="oooc:=AVERAGE([.G13];[.G17])/[.G4]" table:style-name="Qpc"/>
          <table:table-cell table:formula="oooc:=AVERAGE([.H9];[.H18])/[.H4]" table:style-name="Qpc"/>
          <table:table-cell table:formula="oooc:=AVERAGE([.I13];[.I17])/[.I4]" table:style-name="Qpc"/>
          <table:table-cell table:formula="oooc:=AVERAGE([.J7];[.J12];[.J14])/[.J4]" table:style-name="Qpc"/>
          <table:table-cell table:formula="oooc:=AVERAGE([.K8];[.K10])/[.K4]" table:style-name="Qpc"/>
          <table:table-cell table:formula="oooc:=AVERAGE([.L6];[.L10];[.L12])/[.L4]" table:style-name="Qpc"/>
          <table:table-cell table:formula="oooc:=AVERAGE([.M7];[.M14];[.M16])/[.M4]" table:style-name="Qpc"/>
          <table:table-cell table:formula="oooc:=AVERAGE([.N8];[.N11];[.N15])/[.N4]" table:style-name="Qpc"/>
          <table:table-cell table:formula="oooc:=AVERAGE([.O9];[.O16])/[.O4]" table:style-name="Qpc"/>
          <table:table-cell table:formula="oooc:=AVERAGE([.P6];[.P11];[.P15])/[.P4]" table:style-name="Qpc"/>
          <table:table-cell table:formula="oooc:=AVERAGE([.Q18])/[.Q4]" table:style-name="Qpc"/>
          <table:table-cell table:formula="oooc:=AVERAGE([.R8];[.R11:.R12];[.R18])/[.R4]" table:style-name="Qpc"/>
          <table:table-cell table:formula="oooc:=AVERAGE([.S6];[.S8];[.S10];[.S14];[.S17:.S18])/[.S4]" table:style-name="Qpc"/>
          <table:table-cell table:formula="oooc:=AVERAGE([.T7];[.T12];[.T15];[.T17])/[.T4]" table:style-name="Qpc"/>
          <table:table-cell table:formula="oooc:=AVERAGE([.U6];[.U9];[.U11];[.U13];[.U15])/[.U4]" table:style-name="Qpc"/>
          <table:table-cell table:formula="oooc:=AVERAGE([.V7];[.V13];[.V16])/[.V4]" table:style-name="Qpc"/>
          <table:table-cell table:formula="oooc:=AVERAGE([.W9:.W10];[.W14];[.W16])/[.W4]" table:style-name="Qpc"/>
          <table:table-cell table:formula="oooc:=AVERAGE([.X7];[.X10];[.X13];[.X16:.X17])/[.X4]" table:style-name="Qpc"/>
          <table:table-cell table:formula="oooc:=AVERAGE([.Y7:.Y8];[.Y11:.Y12];[.Y14];[.Y18])/[.Y4]" table:style-name="Qpc"/>
          <table:table-cell table:formula="oooc:=AVERAGE([.Z6];[.Z9];[.Z11:.Z12];[.Z14];[.Z17:.Z18])/[.Z4]" table:style-name="Qpc"/>
          <table:table-cell table:formula="oooc:=AVERAGE([.AA8];[.AA10];[.AA15:.AA16])/[.AA4]" table:style-name="Qpc"/>
          <table:table-cell table:formula="oooc:=AVERAGE([.AB6];[.AB9];[.AB13];[.AB15])/[.AB4]" table:style-name="Qpc"/>
          <table:table-cell/>
        </table:table-row>
        <table:table-row table:style-name="ro1">
          <table:table-cell office:value-type="string" table:style-name="NumCopie">
            <text:p text:style-name="Standard">16</text:p>
          </table:table-cell>
          <table:table-cell office:value-type="string" table:style-name="CodeA">
            <text:p text:style-name="Standard">1</text:p>
          </table:table-cell>
          <table:table-cell office:value-type="string" table:style-name="General">
            <text:p text:style-name="Standard">BALLAYDIER</text:p>
          </table:table-cell>
          <table:table-cell office:value-type="float" table:formula="oooc:=IF([.$D$4]&gt;0;MIN([.$D$4];ROUNDDOWN([.E6]/[.F6]*[.$D$4]/0.5)*0.5);ROUNDDOWN([.E6]/0.5)*0.5)" table:style-name="NoteF"/>
          <table:table-cell office:value-type="float" table:formula="oooc:=SUM([.L6];[.P6];[.S6];[.U6];[.Z6];[.AB6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01</text:p>
          </table:table-cell>
        </table:table-row>
        <table:table-row table:style-name="ro1">
          <table:table-cell office:value-type="string" table:style-name="NumCopie">
            <text:p text:style-name="Standard">15</text:p>
          </table:table-cell>
          <table:table-cell office:value-type="string" table:style-name="CodeA">
            <text:p text:style-name="Standard">3</text:p>
          </table:table-cell>
          <table:table-cell office:value-type="string" table:style-name="General">
            <text:p text:style-name="Standard">BENSAOU</text:p>
          </table:table-cell>
          <table:table-cell office:value-type="float" table:formula="oooc:=IF([.$D$4]&gt;0;MIN([.$D$4];ROUNDDOWN([.E7]/[.F7]*[.$D$4]/0.5)*0.5);ROUNDDOWN([.E7]/0.5)*0.5)" table:style-name="NoteF"/>
          <table:table-cell office:value-type="float" table:formula="oooc:=SUM([.J7];[.M7];[.T7];[.V7];[.X7:.Y7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03</text:p>
          </table:table-cell>
        </table:table-row>
        <table:table-row table:style-name="ro1">
          <table:table-cell office:value-type="string" table:style-name="NumCopie">
            <text:p text:style-name="Standard">13</text:p>
          </table:table-cell>
          <table:table-cell office:value-type="string" table:style-name="CodeA">
            <text:p text:style-name="Standard">4</text:p>
          </table:table-cell>
          <table:table-cell office:value-type="string" table:style-name="General">
            <text:p text:style-name="Standard">BERTHAUT</text:p>
          </table:table-cell>
          <table:table-cell office:value-type="float" table:formula="oooc:=IF([.$D$4]&gt;0;MIN([.$D$4];ROUNDDOWN([.E8]/[.F8]*[.$D$4]/0.5)*0.5);ROUNDDOWN([.E8]/0.5)*0.5)" table:style-name="NoteF"/>
          <table:table-cell office:value-type="float" table:formula="oooc:=SUM([.K8];[.N8];[.R8:.S8];[.Y8];[.AA8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04</text:p>
          </table:table-cell>
        </table:table-row>
        <table:table-row table:style-name="ro1">
          <table:table-cell office:value-type="string" table:style-name="NumCopie">
            <text:p text:style-name="Standard">14</text:p>
          </table:table-cell>
          <table:table-cell office:value-type="string" table:style-name="CodeA">
            <text:p text:style-name="Standard">6</text:p>
          </table:table-cell>
          <table:table-cell office:value-type="string" table:style-name="General">
            <text:p text:style-name="Standard">BOUZGUENDA</text:p>
          </table:table-cell>
          <table:table-cell office:value-type="float" table:formula="oooc:=IF([.$D$4]&gt;0;MIN([.$D$4];ROUNDDOWN([.E9]/[.F9]*[.$D$4]/0.5)*0.5);ROUNDDOWN([.E9]/0.5)*0.5)" table:style-name="NoteF"/>
          <table:table-cell office:value-type="float" table:formula="oooc:=SUM([.H9];[.O9];[.U9];[.W9];[.Z9];[.AB9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string" table:style-name="CodeV">
            <text:p text:style-name="Standard">06</text:p>
          </table:table-cell>
        </table:table-row>
        <table:table-row table:style-name="ro1">
          <table:table-cell office:value-type="string" table:style-name="NumCopie">
            <text:p text:style-name="Standard">6</text:p>
          </table:table-cell>
          <table:table-cell office:value-type="string" table:style-name="CodeA">
            <text:p text:style-name="Standard">8</text:p>
          </table:table-cell>
          <table:table-cell office:value-type="string" table:style-name="General">
            <text:p text:style-name="Standard">BUFFAT</text:p>
          </table:table-cell>
          <table:table-cell office:value-type="float" table:formula="oooc:=IF([.$D$4]&gt;0;MIN([.$D$4];ROUNDDOWN([.E10]/[.F10]*[.$D$4]/0.5)*0.5);ROUNDDOWN([.E10]/0.5)*0.5)" table:style-name="NoteF"/>
          <table:table-cell office:value-type="float" table:formula="oooc:=SUM([.K10:.L10];[.S10];[.W10:.X10];[.AA10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08</text:p>
          </table:table-cell>
        </table:table-row>
        <table:table-row table:style-name="ro1">
          <table:table-cell office:value-type="string" table:style-name="NumCopie">
            <text:p text:style-name="Standard">9</text:p>
          </table:table-cell>
          <table:table-cell office:value-type="string" table:style-name="CodeA">
            <text:p text:style-name="Standard">9</text:p>
          </table:table-cell>
          <table:table-cell office:value-type="string" table:style-name="General">
            <text:p text:style-name="Standard">CAILLE</text:p>
          </table:table-cell>
          <table:table-cell office:value-type="float" table:formula="oooc:=IF([.$D$4]&gt;0;MIN([.$D$4];ROUNDDOWN([.E11]/[.F11]*[.$D$4]/0.5)*0.5);ROUNDDOWN([.E11]/0.5)*0.5)" table:style-name="NoteF"/>
          <table:table-cell office:value-type="float" table:formula="oooc:=SUM([.N11];[.P11];[.R11];[.U11];[.Y11:.Z11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09</text:p>
          </table:table-cell>
        </table:table-row>
        <table:table-row table:style-name="ro1">
          <table:table-cell office:value-type="string" table:style-name="NumCopie">
            <text:p text:style-name="Standard">4</text:p>
          </table:table-cell>
          <table:table-cell office:value-type="string" table:style-name="CodeA">
            <text:p text:style-name="Standard">12</text:p>
          </table:table-cell>
          <table:table-cell office:value-type="string" table:style-name="General">
            <text:p text:style-name="Standard">COLIN</text:p>
          </table:table-cell>
          <table:table-cell office:value-type="float" table:formula="oooc:=IF([.$D$4]&gt;0;MIN([.$D$4];ROUNDDOWN([.E12]/[.F12]*[.$D$4]/0.5)*0.5);ROUNDDOWN([.E12]/0.5)*0.5)" table:style-name="NoteF"/>
          <table:table-cell office:value-type="float" table:formula="oooc:=SUM([.J12];[.L12];[.R12];[.T12];[.Y12:.Z12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12</text:p>
          </table:table-cell>
        </table:table-row>
        <table:table-row table:style-name="ro1">
          <table:table-cell office:value-type="string" table:style-name="NumCopie">
            <text:p text:style-name="Standard">5</text:p>
          </table:table-cell>
          <table:table-cell office:value-type="string" table:style-name="CodeA">
            <text:p text:style-name="Standard">13</text:p>
          </table:table-cell>
          <table:table-cell office:value-type="string" table:style-name="General">
            <text:p text:style-name="Standard">COPPA</text:p>
          </table:table-cell>
          <table:table-cell office:value-type="float" table:formula="oooc:=IF([.$D$4]&gt;0;MIN([.$D$4];ROUNDDOWN([.E13]/[.F13]*[.$D$4]/0.5)*0.5);ROUNDDOWN([.E13]/0.5)*0.5)" table:style-name="NoteF"/>
          <table:table-cell office:value-type="float" table:formula="oooc:=SUM([.G13];[.I13];[.U13:.V13];[.X13];[.AB13])" table:style-name="NoteQ"/>
          <table:table-cell office:value="6" office:value-type="float" table:style-name="NoteQ">
            <text:p text:style-name="Standard">6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string" table:style-name="CodeV">
            <text:p text:style-name="Standard">13</text:p>
          </table:table-cell>
        </table:table-row>
        <table:table-row table:style-name="ro1">
          <table:table-cell office:value-type="string" table:style-name="NumCopie">
            <text:p text:style-name="Standard">7</text:p>
          </table:table-cell>
          <table:table-cell office:value-type="string" table:style-name="CodeA">
            <text:p text:style-name="Standard">25</text:p>
          </table:table-cell>
          <table:table-cell office:value-type="string" table:style-name="General">
            <text:p text:style-name="Standard">JOMIER</text:p>
          </table:table-cell>
          <table:table-cell office:value-type="float" table:formula="oooc:=IF([.$D$4]&gt;0;MIN([.$D$4];ROUNDDOWN([.E14]/[.F14]*[.$D$4]/0.5)*0.5);ROUNDDOWN([.E14]/0.5)*0.5)" table:style-name="NoteF"/>
          <table:table-cell office:value-type="float" table:formula="oooc:=SUM([.J14];[.M14];[.S14];[.W14];[.Y14:.Z14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25</text:p>
          </table:table-cell>
        </table:table-row>
        <table:table-row table:style-name="ro1">
          <table:table-cell office:value-type="string" table:style-name="NumCopie">
            <text:p text:style-name="Standard">3</text:p>
          </table:table-cell>
          <table:table-cell office:value-type="string" table:style-name="CodeA">
            <text:p text:style-name="Standard">26</text:p>
          </table:table-cell>
          <table:table-cell office:value-type="string" table:style-name="General">
            <text:p text:style-name="Standard">LACPATIA</text:p>
          </table:table-cell>
          <table:table-cell office:value-type="float" table:formula="oooc:=IF([.$D$4]&gt;0;MIN([.$D$4];ROUNDDOWN([.E15]/[.F15]*[.$D$4]/0.5)*0.5);ROUNDDOWN([.E15]/0.5)*0.5)" table:style-name="NoteF"/>
          <table:table-cell office:value-type="float" table:formula="oooc:=SUM([.N15];[.P15];[.T15:.U15];[.AA15:.AB15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string" table:style-name="CodeV">
            <text:p text:style-name="Standard">62</text:p>
          </table:table-cell>
        </table:table-row>
        <table:table-row table:style-name="ro1">
          <table:table-cell office:value-type="string" table:style-name="NumCopie">
            <text:p text:style-name="Standard">1</text:p>
          </table:table-cell>
          <table:table-cell office:value-type="string" table:style-name="CodeA">
            <text:p text:style-name="Standard">30</text:p>
          </table:table-cell>
          <table:table-cell office:value-type="string" table:style-name="General">
            <text:p text:style-name="Standard">MAMOUNI</text:p>
          </table:table-cell>
          <table:table-cell office:value-type="float" table:formula="oooc:=IF([.$D$4]&gt;0;MIN([.$D$4];ROUNDDOWN([.E16]/[.F16]*[.$D$4]/0.5)*0.5);ROUNDDOWN([.E16]/0.5)*0.5)" table:style-name="NoteF"/>
          <table:table-cell office:value-type="float" table:formula="oooc:=SUM([.M16];[.O16];[.V16:.X16];[.AA16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string" table:style-name="CodeV">
            <text:p text:style-name="Standard">30</text:p>
          </table:table-cell>
        </table:table-row>
        <table:table-row table:style-name="ro1">
          <table:table-cell office:value-type="string" table:style-name="NumCopie">
            <text:p text:style-name="Standard">12</text:p>
          </table:table-cell>
          <table:table-cell office:value-type="string" table:style-name="CodeA">
            <text:p text:style-name="Standard">40</text:p>
          </table:table-cell>
          <table:table-cell office:value-type="string" table:style-name="General">
            <text:p text:style-name="Standard">RAHM</text:p>
          </table:table-cell>
          <table:table-cell office:value-type="float" table:formula="oooc:=IF([.$D$4]&gt;0;MIN([.$D$4];ROUNDDOWN([.E17]/[.F17]*[.$D$4]/0.5)*0.5);ROUNDDOWN([.E17]/0.5)*0.5)" table:style-name="NoteF"/>
          <table:table-cell office:value-type="float" table:formula="oooc:=SUM([.G17];[.I17];[.S17:.T17];[.X17];[.Z17])" table:style-name="NoteQ"/>
          <table:table-cell office:value="6" office:value-type="float" table:style-name="NoteQ">
            <text:p text:style-name="Standard">6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40</text:p>
          </table:table-cell>
        </table:table-row>
        <table:table-row table:style-name="ro1">
          <table:table-cell office:value-type="string" table:style-name="NumCopie">
            <text:p text:style-name="Standard">2</text:p>
          </table:table-cell>
          <table:table-cell office:value-type="string" table:style-name="CodeA">
            <text:p text:style-name="Standard">43</text:p>
          </table:table-cell>
          <table:table-cell office:value-type="string" table:style-name="General">
            <text:p text:style-name="Standard">SAURET</text:p>
          </table:table-cell>
          <table:table-cell office:value-type="float" table:formula="oooc:=IF([.$D$4]&gt;0;MIN([.$D$4];ROUNDDOWN([.E18]/[.F18]*[.$D$4]/0.5)*0.5);ROUNDDOWN([.E18]/0.5)*0.5)" table:style-name="NoteF"/>
          <table:table-cell office:value-type="float" table:formula="oooc:=SUM([.H18];[.Q18:.S18];[.Y18:.Z18])" table:style-name="NoteQ"/>
          <table:table-cell office:value="6" office:value-type="float" table:style-name="NoteQ">
            <text:p text:style-name="Standard">6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V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string" table:style-name="CodeV">
            <text:p text:style-name="Standard">43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égende" table:style-name="Légende">
        <table:table-column/>
        <table:table-column table:style-name="col.X.legend"/>
        <table:table-row>
          <table:table-cell office:value-type="string" table:number-columns-spanned="2" table:number-rows-spanned="1" table:style-name="Titre">
            <text:p text:style-name="Standard">Légende</text:p>
          </table:table-cell>
          <table:covered-table-cell office:value-type="string"/>
        </table:table-row>
        <table:table-row>
          <table:table-cell office:value-type="string"/>
          <table:table-cell office:value-type="string"/>
        </table:table-row>
        <table:table-row>
          <table:table-cell office:value-type="string" table:style-name="NoteX"/>
          <table:table-cell office:value-type="string">
            <text:p text:style-name="Standard">Non applicable</text:p>
          </table:table-cell>
        </table:table-row>
        <table:table-row>
          <table:table-cell office:value-type="string" table:style-name="NoteV"/>
          <table:table-cell office:value-type="string">
            <text:p text:style-name="Standard">Sans réponse</text:p>
          </table:table-cell>
        </table:table-row>
        <table:table-row>
          <table:table-cell office:value-type="string" table:style-name="NoteC"/>
          <table:table-cell office:value-type="string">
            <text:p text:style-name="Standard">Annulées</text:p>
          </table:table-cell>
        </table:table-row>
        <table:table-row>
          <table:table-cell office:value-type="string" table:style-name="NoteE"/>
          <table:table-cell office:value-type="string">
            <text:p text:style-name="Standard">Réponse invalide</text:p>
          </table:table-cell>
        </table:table-row>
        <table:table-row>
          <table:table-cell office:value-type="string" table:style-name="CodeV"/>
          <table:table-cell office:value-type="string">
            <text:p text:style-name="Standard">Indicative</text:p>
          </table:table-cell>
        </table:table-row>
        <table:table-row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Note">
      <number:number number:decimal-places="1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General" style:parent-style-name="Tableau">
      <style:paragraph-properties fo:margin-left="0.1cm" fo:text-align="start"/>
    </style:style>
    <style:style style:data-style-name="Percentage" style:family="table-cell" style:name="Qpc" style:parent-style-name="Tableau">
      <style:paragraph-properties fo:text-align="center"/>
    </style:style>
    <style:style style:family="table-cell" style:name="QpcGS" style:parent-style-name="Qpc">
      <style:table-cell-properties fo:background-color="#c4eeba"/>
    </style:style>
    <style:style style:family="table-cell" style:name="StatsQName" style:parent-style-name="Tableau">
      <style:paragraph-properties fo:text-align="center"/>
      <style:text-properties fo:font-size="14pt" fo:font-weight="bold"/>
    </style:style>
    <style:style style:family="table-cell" style:name="StatsQNameS" style:parent-style-name="StatsQName">
      <style:table-cell-properties fo:background-color="#c4ddff"/>
    </style:style>
    <style:style style:family="table-cell" style:name="StatsQNameM" style:parent-style-name="StatsQName">
      <style:table-cell-properties fo:background-color="#f5c4ff"/>
    </style:style>
    <style:style style:family="table-cell" style:name="StatsQNameI" style:parent-style-name="StatsQName">
      <style:table-cell-properties fo:background-color="#e6e6ff"/>
    </style:style>
    <style:style style:family="table-cell" style:name="statCol" style:parent-style-name="Tableau">
      <style:paragraph-properties fo:text-align="center"/>
      <style:text-properties fo:font-weight="bold"/>
    </style:style>
    <style:style style:family="table-cell" style:name="qidW" style:parent-style-name="General">
      <style:table-cell-properties fo:background-color="#ffc8a0"/>
    </style:style>
    <style:style style:family="table-cell" style:name="qidC" style:parent-style-name="General">
      <style:table-cell-properties fo:background-color="#c9ffd1"/>
    </style:style>
    <style:style style:family="table-cell" style:name="qidX" style:parent-style-name="General">
      <style:table-cell-properties fo:background-color="#e2e2e2"/>
    </style:style>
    <style:style style:family="table-cell" style:name="qidI" style:parent-style-name="General">
      <style:table-cell-properties fo:background-color="#ffbaba"/>
    </style:style>
    <style:style style:family="table-cell" style:name="qidE" style:parent-style-name="General">
      <style:table-cell-properties fo:background-color="#ffff99"/>
    </style:style>
    <style:style style:family="table-cell" style:name="NoteQbase" style:parent-style-name="Tableau">
      <style:paragraph-properties fo:text-align="center"/>
    </style:style>
    <style:style style:data-style-name="DeuxDecimales" style:family="table-cell" style:name="NoteQ" style:parent-style-name="NoteQbase"/>
    <style:style style:data-style-name="Percentage" style:family="table-cell" style:name="NoteQp" style:parent-style-name="NoteQbase"/>
    <style:style style:data-style-name="NombreVide" style:family="table-cell" style:name="NoteV" style:parent-style-name="NoteQ">
      <style:table-cell-properties fo:background-color="#ffff99"/>
    </style:style>
    <style:style style:data-style-name="NombreVide" style:family="table-cell" style:name="NoteC" style:parent-style-name="NoteQ">
      <style:table-cell-properties fo:background-color="#b1e3e9"/>
    </style:style>
    <style:style style:data-style-name="NombreVide" style:family="table-cell" style:name="NoteE" style:parent-style-name="NoteQ">
      <style:table-cell-properties fo:background-color="#ffbaba"/>
    </style:style>
    <style:style style:data-style-name="DeuxDecimales" style:family="table-cell" style:name="NoteGS" style:parent-style-name="NoteQbase">
      <style:table-cell-properties fo:background-color="#c4eeba"/>
    </style:style>
    <style:style style:data-style-name="Percentage" style:family="table-cell" style:name="NoteGSp" style:parent-style-name="NoteQbase">
      <style:table-cell-properties fo:background-color="#c4eeba"/>
    </style:style>
    <style:style style:family="table-cell" style:name="NoteGSx" style:parent-style-name="NoteGSp">
      <style:text-properties fo:font-size="6pt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  <style:style style:family="table-cell" style:name="EnteteGS" style:parent-style-name="EnteteVertical">
      <style:table-cell-properties fo:background-color="#c4eeba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xpessoles</meta:initial-creator>
    <meta:creation-date>2023-09-22T16:39:46</meta:creation-date>
    <dc:creator>xpessoles</dc:creator>
    <dc:date>2023-09-22T16:39:46</dc:date>
    <meta:editing-cycles>1</meta:editing-cycles>
    <meta:editing-duration>PT00H00M00S</meta:editing-duration>
    <meta:document-statistic meta:cell-count="0" meta:object-count="0" meta:table-count="1"/>
  </office:meta>
</office:document-meta>
</file>